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859cm" table:align="left"/>
    </style:style>
    <style:style style:name="Таблица1.A" style:family="table-column">
      <style:table-column-properties style:column-width="1.214cm"/>
    </style:style>
    <style:style style:name="Таблица1.B" style:family="table-column">
      <style:table-column-properties style:column-width="1.344cm"/>
    </style:style>
    <style:style style:name="Таблица1.C" style:family="table-column">
      <style:table-column-properties style:column-width="3.154cm"/>
    </style:style>
    <style:style style:name="Таблица1.D" style:family="table-column">
      <style:table-column-properties style:column-width="12.148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</style:style>
    <style:style style:name="P2" style:family="paragraph" style:parent-style-name="Table_20_Contents">
      <style:paragraph-properties fo:text-align="center" style:justify-single-word="false"/>
      <style:text-properties style:font-name="Constantia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nstantia"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fo:language="en" fo:country="US" style:font-size-asian="12pt" style:font-size-complex="12pt"/>
    </style:style>
    <style:style style:name="P5" style:family="paragraph" style:parent-style-name="Table_20_Contents">
      <style:paragraph-properties fo:margin-left="-0.009cm" fo:margin-right="-0.009cm" fo:text-align="center" style:justify-single-word="false" fo:text-indent="0.132cm" style:auto-text-indent="false"/>
      <style:text-properties style:font-name="Consolas" fo:font-size="12pt" style:font-size-asian="12pt" style:font-size-complex="12pt"/>
    </style:style>
    <style:style style:name="P6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style style:name="P7" style:family="paragraph" style:parent-style-name="Heading_20_2">
      <style:paragraph-properties fo:break-before="page"/>
      <style:text-properties fo:language="ru" fo:country="RU"/>
    </style:style>
    <style:style style:name="P8" style:family="paragraph" style:parent-style-name="Text_20_body" style:master-page-name="First_20_Page">
      <style:paragraph-properties fo:margin-top="0cm" fo:margin-bottom="0cm" fo:line-height="100%" fo:text-align="center" style:justify-single-word="false" style:page-number="auto"/>
    </style:style>
    <style:style style:name="P9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/>
    </style:style>
    <style:style style:name="P10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36pt" fo:language="ru" fo:country="RU" fo:font-weight="bold"/>
    </style:style>
    <style:style style:name="P11" style:family="paragraph" style:parent-style-name="Text_20_body">
      <style:paragraph-properties fo:margin-top="0cm" fo:margin-bottom="0cm" fo:line-height="100%" fo:text-align="center" style:justify-single-word="false"/>
      <style:text-properties style:font-name="DejaVu LGC Serif" fo:font-size="20pt" fo:language="ru" fo:country="RU" fo:font-weight="bold"/>
    </style:style>
    <style:style style:name="P12" style:family="paragraph" style:parent-style-name="Text_20_body" style:master-page-name="Standard">
      <style:paragraph-properties fo:margin-top="0cm" fo:margin-bottom="0cm" fo:line-height="100%" fo:text-align="center" style:justify-single-word="false" style:page-number="auto"/>
    </style:style>
    <style:style style:name="P13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4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ru" fo:country="RU" fo:font-weight="normal"/>
    </style:style>
    <style:style style:name="P1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 fo:font-size="14pt" fo:language="en" fo:country="US" fo:font-weight="normal"/>
    </style:style>
    <style:style style:name="P17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6cm" style:auto-text-indent="false"/>
      <style:text-properties style:font-name="Constantia"/>
    </style:style>
    <style:style style:name="P18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/>
    </style:style>
    <style:style style:name="P19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ru" fo:country="RU"/>
    </style:style>
    <style:style style:name="P20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1.6cm" style:auto-text-indent="false"/>
      <style:text-properties style:font-name="Constantia" fo:language="en" fo:country="US"/>
    </style:style>
    <style:style style:name="P21" style:family="paragraph" style:parent-style-name="Text_20_body">
      <style:paragraph-properties fo:margin-left="0cm" fo:margin-right="0cm" fo:margin-top="0cm" fo:margin-bottom="0cm" style:line-height-at-least="0cm" fo:text-align="justify" style:justify-single-word="false" fo:text-indent="1.401cm" style:auto-text-indent="false"/>
      <style:text-properties style:font-name="Constantia" fo:font-size="14pt" fo:language="ru" fo:country="RU" fo:font-weight="normal"/>
    </style:style>
    <style:style style:name="P22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-0.009cm" fo:margin-right="-0.009cm" fo:margin-top="0cm" fo:margin-bottom="0cm" fo:line-height="100%" fo:text-align="justify" style:justify-single-word="false" fo:text-indent="0.132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4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olas" fo:font-size="12pt" fo:language="en" fo:country="US" fo:font-weight="normal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size-complex="12pt"/>
    </style:style>
    <style:style style:name="P27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.088cm" style:auto-text-indent="false"/>
      <style:text-properties style:font-name="Constantia" fo:font-size="12pt" fo:language="ru" fo:country="RU" fo:font-weight="normal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margin-left="-0.005cm" fo:margin-right="-0.005cm" fo:margin-top="0cm" fo:margin-bottom="0cm" fo:line-height="100%" fo:text-align="justify" style:justify-single-word="false" fo:text-indent="0cm" style:auto-text-indent="false"/>
      <style:text-properties style:font-name="Consolas" fo:font-size="12pt" fo:language="en" fo:country="US" fo:font-weight="normal" style:font-size-asian="12pt" style:font-weight-asian="bold" style:font-size-complex="12pt" style:font-weight-complex="bold"/>
    </style:style>
    <style:style style:name="P29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style:text-line-through-style="solid"/>
    </style:style>
    <style:style style:name="T7" style:family="text">
      <style:text-properties style:text-line-through-style="none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РУКОВОДСТВО</text:p>
      <text:p text:style-name="P11">по программному комплексу «<text:span text:style-name="T1">pyPC</text:span>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>Калининград-2014</text:p>
      <text:p text:style-name="P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a xlink:type="simple" xlink:href="#__RefHeading__113_806256751" text:style-name="Index_20_Link" text:visited-style-name="Index_20_Link">Благодарности<text:tab/>3</text:a></text:p>
          <text:p text:style-name="P29"><text:a xlink:type="simple" xlink:href="#__RefHeading__107_806256751" text:style-name="Index_20_Link" text:visited-style-name="Index_20_Link">Для кого это чудо<text:tab/>3</text:a></text:p>
          <text:p text:style-name="P29"><text:a xlink:type="simple" xlink:href="#__RefHeading__109_806256751" text:style-name="Index_20_Link" text:visited-style-name="Index_20_Link">История создания<text:tab/>3</text:a></text:p>
          <text:p text:style-name="P29"><text:a xlink:type="simple" xlink:href="#__RefHeading__687_211849794" text:style-name="Index_20_Link" text:visited-style-name="Index_20_Link">Как это всё устроено?<text:tab/>4</text:a></text:p>
          <text:p text:style-name="P29"><text:a xlink:type="simple" xlink:href="#__RefHeading__689_211849794" text:style-name="Index_20_Link" text:visited-style-name="Index_20_Link">Система команд ЦП<text:tab/>5</text:a></text:p>
          <text:p text:style-name="P29"><text:a xlink:type="simple" xlink:href="#__RefHeading__691_211849794" text:style-name="Index_20_Link" text:visited-style-name="Index_20_Link">Представление флагов через регистр<text:tab/>7</text:a></text:p>
        </text:index-body>
      </text:table-of-content>
      <text:p text:style-name="Heading_20_1"/>
      <text:h text:style-name="P7" text:outline-level="2"><text:bookmark text:name="__RefHeading__113_806256751"/>Благодарности<text:bookmark-end text:name="__RefHeading__113_806256751"/></text:h>
      <text:p text:style-name="P21">Традиционно автор желает выразить благодарности.</text:p>
      <text:p text:style-name="P21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21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21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21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21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21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21">Огромная благодарность для <text:span text:style-name="T3">Гвидо Ван Россум</text:span>. Это лучший диктатор в мире? И лучший специалист по рептилиям и сериалам про цирк!</text:p>
      <text:p text:style-name="P21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21">Спасибо всем тем, кто писал автору, о чём-то просил, теребил и требовал. Это хорошая мотивация для того, чтобы не тратить время за управлением танков (да, этим ребятам тоже отдельное спасибо).</text:p>
      <text:p text:style-name="P1"/>
      <text:h text:style-name="Heading_20_2" text:outline-level="2"><text:bookmark text:name="__RefHeading__107_806256751"/>Для кого это чудо<text:bookmark-end text:name="__RefHeading__107_806256751"/></text:h>
      <text:p text:style-name="P14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14">Просьба не кидаться какашками, программу автор пилит не за деньги, вознаграждения не просит, на медаль не надеется. Если чего-то не хватает – допилите! (или <text:span text:style-name="T6">проспонсируйте </text:span><text:span text:style-name="T7">мотивируйте</text:span> автора).</text:p>
      <text:p text:style-name="P18"/>
      <text:h text:style-name="Heading_20_2" text:outline-level="2"><text:bookmark text:name="__RefHeading__109_806256751"/>История создания<text:bookmark-end text:name="__RefHeading__109_806256751"/></text:h>
      <text:p text:style-name="P14">Ещё со времён Советского Союза существовали различного рода кривотолки и слухи о существовании в микросхемах западного производства <text:soft-page-break/>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14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возможность удалённого доступа спецслужбами стран невероятных друзей. И это уже многократно зафиксированный факт.</text:p>
      <text:p text:style-name="P14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у – с вероятностью близкой к 100% можно заявить, что ничего не выйдет. Ровно на столько нет документации, запутана аппаратная часть, да и масса протоколов обмена и хранения, разобрать которые не сможет даже далеко не самый глупый программист.</text:p>
      <text:p text:style-name="P14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7"/>
      <text:p text:style-name="P14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) добавить какую-либо железяку – у него должна быть такая возможность.</text:p>
      <text:p text:style-name="P1"/>
      <text:h text:style-name="Heading_20_2" text:outline-level="2"><text:bookmark text:name="__RefHeading__687_211849794"/>Как это всё устроено?<text:bookmark-end text:name="__RefHeading__687_211849794"/></text:h>
      <text:p text:style-name="P16"><text:span text:style-name="T4">pyPC</text:span> <text:span text:style-name="T5">представляет из себя виртуальный компьютер. Это означает, что внутри реального компьютера </text:span>pyPC <text:span text:style-name="T5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 text:name="__RefHeading__689_211849794"/>Система команд ЦП<text:bookmark-end text:name="__RefHeading__689_211849794"/></text:h>
      <text:p text:style-name="P13">Ниже приводятся доступные команды ЦП</text:p>
      <text:p text:style-name="P13">В каждой команде есть префикс:</text:p>
      <text:p text:style-name="P15">r – <text:span text:style-name="T5">регистровая команда</text:span></text:p>
      <text:p text:style-name="P15">n – <text:span text:style-name="T5">команда с фиксированным числом</text:span></text:p>
      <text:p text:style-name="P15">m – <text:span text:style-name="T5">команда с ячейкой памят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2">dec</text:p>
            </table:table-cell>
            <table:table-cell table:style-name="Таблица1.A1" office:value-type="string">
              <text:p text:style-name="P2">hex</text:p>
            </table:table-cell>
            <table:table-cell table:style-name="Таблица1.A1" office:value-type="string">
              <text:p text:style-name="P2">mnem</text:p>
            </table:table-cell>
            <table:table-cell table:style-name="Таблица1.D1" office:value-type="string">
              <text:p text:style-name="P3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5">0</text:p>
          </table:table-cell>
          <table:table-cell table:style-name="Таблица1.B2" office:value-type="string">
            <text:p text:style-name="P4">#0</text:p>
          </table:table-cell>
          <table:table-cell table:style-name="Таблица1.B2" office:value-type="string">
            <text:p text:style-name="P22">A.rset(A)</text:p>
          </table:table-cell>
          <table:table-cell table:style-name="Таблица1.D2" office:value-type="string">
            <text:p text:style-name="P23">Команда устанавливает регистр А значением содержащимся в самом регистре А (фактически не меняет содержимое).</text:p>
          </table:table-cell>
        </table:table-row>
        <table:table-row>
          <table:table-cell table:style-name="Таблица1.A2" office:value-type="float" office:value="1">
            <text:p text:style-name="P4">1</text:p>
          </table:table-cell>
          <table:table-cell table:style-name="Таблица1.B2" office:value-type="string">
            <text:p text:style-name="P4">#1</text:p>
          </table:table-cell>
          <table:table-cell table:style-name="Таблица1.B2" office:value-type="string">
            <text:p text:style-name="P22">A.radd(A)</text:p>
          </table:table-cell>
          <table:table-cell table:style-name="Таблица1.D2" office:value-type="string">
            <text:p text:style-name="P23">Добавляет в регистр А содержимое регистра А (фактически удвоение содержимого).</text:p>
          </table:table-cell>
        </table:table-row>
        <table:table-row>
          <table:table-cell table:style-name="Таблица1.A2" office:value-type="float" office:value="2">
            <text:p text:style-name="P4">2</text:p>
          </table:table-cell>
          <table:table-cell table:style-name="Таблица1.B2" office:value-type="string">
            <text:p text:style-name="P4">#2</text:p>
          </table:table-cell>
          <table:table-cell table:style-name="Таблица1.B2" office:value-type="string">
            <text:p text:style-name="P22">A.rsub(A)</text:p>
          </table:table-cell>
          <table:table-cell table:style-name="Таблица1.D2" office:value-type="string">
            <text:p text:style-name="P23">Вычитает содержимое регистра А содержимым регистра А (фактически обнуление).</text:p>
          </table:table-cell>
        </table:table-row>
        <table:table-row>
          <table:table-cell table:style-name="Таблица1.A2" office:value-type="float" office:value="3">
            <text:p text:style-name="P4">3</text:p>
          </table:table-cell>
          <table:table-cell table:style-name="Таблица1.B2" office:value-type="string">
            <text:p text:style-name="P4">#3</text:p>
          </table:table-cell>
          <table:table-cell table:style-name="Таблица1.B2" office:value-type="string">
            <text:p text:style-name="P24">A.rinc(A)</text:p>
          </table:table-cell>
          <table:table-cell table:style-name="Таблица1.D2" office:value-type="string">
            <text:p text:style-name="P26">Складывает содержимое регистра А с содержимым самого регистра (фактически возведение в квадрат).</text:p>
          </table:table-cell>
        </table:table-row>
        <table:table-row>
          <table:table-cell table:style-name="Таблица1.A2" office:value-type="float" office:value="4">
            <text:p text:style-name="P4">4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rdec(A)</text:p>
          </table:table-cell>
          <table:table-cell table:style-name="Таблица1.D2" office:value-type="string">
            <text:p text:style-name="P26">Вычитает из содержимого регистра А его содержимое (фактически обнуление).</text:p>
          </table:table-cell>
        </table:table-row>
        <table:table-row>
          <table:table-cell table:style-name="Таблица1.A2" office:value-type="float" office:value="5">
            <text:p text:style-name="P4">5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rnot(A)</text:p>
          </table:table-cell>
          <table:table-cell table:style-name="Таблица1.D2" office:value-type="string">
            <text:p text:style-name="P26">Инверсия содержимого регистра А его содержимым.</text:p>
          </table:table-cell>
        </table:table-row>
        <table:table-row>
          <table:table-cell table:style-name="Таблица1.A2" office:value-type="float" office:value="6">
            <text:p text:style-name="P4">6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5"><text:span text:style-name="T3">A.rxor(A)</text:span></text:p>
          </table:table-cell>
          <table:table-cell table:style-name="Таблица1.D2" office:value-type="string">
            <text:p text:style-name="P26">Исключающее ИЛИ регистра А его содержимым (фактически обнуление).</text:p>
          </table:table-cell>
        </table:table-row>
        <table:table-row>
          <table:table-cell table:style-name="Таблица1.A2" office:value-type="float" office:value="7">
            <text:p text:style-name="P4">7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8"><text:span text:style-name="T3">A.ror(A)</text:span></text:p>
          </table:table-cell>
          <table:table-cell table:style-name="Таблица1.D2" office:value-type="string">
            <text:p text:style-name="P26">Логическое ИЛ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8">
            <text:p text:style-name="P4">8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rand(A)</text:p>
          </table:table-cell>
          <table:table-cell table:style-name="Таблица1.D2" office:value-type="string">
            <text:p text:style-name="P26">Логическое И регистра А с его содержимым (не влияет на содержание).</text:p>
          </table:table-cell>
        </table:table-row>
        <table:table-row>
          <table:table-cell table:style-name="Таблица1.A2" office:value-type="float" office:value="9">
            <text:p text:style-name="P4">9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rshr(A)</text:p>
          </table:table-cell>
          <table:table-cell table:style-name="Таблица1.D2" office:value-type="string">
            <text:p text:style-name="P26">Пра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0">
            <text:p text:style-name="P4">10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rshl(A)</text:p>
          </table:table-cell>
          <table:table-cell table:style-name="Таблица1.D2" office:value-type="string">
            <text:p text:style-name="P26">Левый сдвиг содержимого регистра А в регистре А.</text:p>
          </table:table-cell>
        </table:table-row>
        <table:table-row>
          <table:table-cell table:style-name="Таблица1.A2" office:value-type="float" office:value="11">
            <text:p text:style-name="P4">11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nset(n)</text:p>
          </table:table-cell>
          <table:table-cell table:style-name="Таблица1.D2" office:value-type="string">
            <text:p text:style-name="P26">Установка регистра А числом <text:span text:style-name="T1">n.</text:span></text:p>
          </table:table-cell>
        </table:table-row>
        <table:table-row>
          <table:table-cell table:style-name="Таблица1.A2" office:value-type="float" office:value="12">
            <text:p text:style-name="P4">12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nadd(n)</text:p>
          </table:table-cell>
          <table:table-cell table:style-name="Таблица1.D2" office:value-type="string">
            <text:p text:style-name="P26">Сложить регистр А с числом <text:span text:style-name="T1">n.</text:span></text:p>
          </table:table-cell>
        </table:table-row>
        <table:table-row>
          <table:table-cell table:style-name="Таблица1.A2" office:value-type="float" office:value="13">
            <text:p text:style-name="P4">13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nsub(n)</text:p>
          </table:table-cell>
          <table:table-cell table:style-name="Таблица1.D2" office:value-type="string">
            <text:p text:style-name="P26">Вычесть из регистра А число <text:span text:style-name="T1">n.</text:span></text:p>
          </table:table-cell>
        </table:table-row>
        <text:soft-page-break/>
        <table:table-row>
          <table:table-cell table:style-name="Таблица1.A2" office:value-type="float" office:value="14">
            <text:p text:style-name="P4">14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nnot(n)</text:p>
          </table:table-cell>
          <table:table-cell table:style-name="Таблица1.D2" office:value-type="string">
            <text:p text:style-name="P26">Занести в регистр А инверсию числа <text:span text:style-name="T1">n.</text:span></text:p>
          </table:table-cell>
        </table:table-row>
        <table:table-row>
          <table:table-cell table:style-name="Таблица1.A2" office:value-type="float" office:value="15">
            <text:p text:style-name="P4">15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nxor(n)</text:p>
          </table:table-cell>
          <table:table-cell table:style-name="Таблица1.D2" office:value-type="string">
            <text:p text:style-name="P26">Исключающее ИЛИ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6">
            <text:p text:style-name="P4">16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nor(n)</text:p>
          </table:table-cell>
          <table:table-cell table:style-name="Таблица1.D2" office:value-type="string">
            <text:p text:style-name="P27"><text:span text:style-name="T1">Логическое </text:span>ИЛИ<text:span text:style-name="T1"> регистра А с числом n.</text:span></text:p>
          </table:table-cell>
        </table:table-row>
        <table:table-row>
          <table:table-cell table:style-name="Таблица1.A2" office:value-type="float" office:value="17">
            <text:p text:style-name="P4">17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nand(n)</text:p>
          </table:table-cell>
          <table:table-cell table:style-name="Таблица1.D2" office:value-type="string">
            <text:p text:style-name="P27">Логическое слож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18">
            <text:p text:style-name="P4">18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get(nn)</text:p>
          </table:table-cell>
          <table:table-cell table:style-name="Таблица1.D2" office:value-type="string">
            <text:p text:style-name="P27">Установка регистра А значением, хранящимся по адресу <text:span text:style-name="T1">[nn].</text:span></text:p>
          </table:table-cell>
        </table:table-row>
        <table:table-row>
          <table:table-cell table:style-name="Таблица1.A2" office:value-type="float" office:value="19">
            <text:p text:style-name="P4">19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add(nn)</text:p>
          </table:table-cell>
          <table:table-cell table:style-name="Таблица1.D2" office:value-type="string">
            <text:p text:style-name="P27">Сложение<text:span text:style-name="T1"> регистра А значением, хранящимся по адресу [nn].</text:span></text:p>
          </table:table-cell>
        </table:table-row>
        <table:table-row>
          <table:table-cell table:style-name="Таблица1.A2" office:value-type="float" office:value="20">
            <text:p text:style-name="P4">20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sub(nn)</text:p>
          </table:table-cell>
          <table:table-cell table:style-name="Таблица1.D2" office:value-type="string">
            <text:p text:style-name="P27">Вычитание<text:span text:style-name="T1"> регистра А значением, хранящимся по адресу [nn].</text:span></text:p>
          </table:table-cell>
        </table:table-row>
        <table:table-row>
          <table:table-cell table:style-name="Таблица1.A2" office:value-type="float" office:value="21">
            <text:p text:style-name="P4">21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inc(nn)</text:p>
          </table:table-cell>
          <table:table-cell table:style-name="Таблица1.D2" office:value-type="string">
            <text:p text:style-name="P27">Инкремент<text:span text:style-name="T1"> регистра А <text:s/>значением, хранящимся по адресу [nn].</text:span></text:p>
          </table:table-cell>
        </table:table-row>
        <table:table-row>
          <table:table-cell table:style-name="Таблица1.A2" office:value-type="float" office:value="22">
            <text:p text:style-name="P4">22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dec(nn)</text:p>
          </table:table-cell>
          <table:table-cell table:style-name="Таблица1.D2" office:value-type="string">
            <text:p text:style-name="P27">Декремент<text:span text:style-name="T1"> регистра А <text:s/>значением, хранящимся по адресу [nn].</text:span></text:p>
          </table:table-cell>
        </table:table-row>
        <table:table-row>
          <table:table-cell table:style-name="Таблица1.A2" office:value-type="float" office:value="23">
            <text:p text:style-name="P4">23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not(nn)</text:p>
          </table:table-cell>
          <table:table-cell table:style-name="Таблица1.D2" office:value-type="string">
            <text:p text:style-name="P27">Инверсия<text:span text:style-name="T1"> регистра А <text:s/>значением, хранящимся по адресу [nn].</text:span></text:p>
          </table:table-cell>
        </table:table-row>
        <table:table-row>
          <table:table-cell table:style-name="Таблица1.A2" office:value-type="float" office:value="24">
            <text:p text:style-name="P4">24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xor(nn)</text:p>
          </table:table-cell>
          <table:table-cell table:style-name="Таблица1.D2" office:value-type="string">
            <text:p text:style-name="P27">Исключающее ИЛИ<text:span text:style-name="T1"> регистра А <text:s/>значением, хранящимся по адресу [nn].</text:span></text:p>
          </table:table-cell>
        </table:table-row>
        <table:table-row>
          <table:table-cell table:style-name="Таблица1.A2" office:value-type="float" office:value="25">
            <text:p text:style-name="P4">25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or(nn)</text:p>
          </table:table-cell>
          <table:table-cell table:style-name="Таблица1.D2" office:value-type="string">
            <text:p text:style-name="P27">Логическое сложение регистра А <text:s/>значением, хранящимся по адресу [nn].</text:p>
          </table:table-cell>
        </table:table-row>
        <table:table-row>
          <table:table-cell table:style-name="Таблица1.A2" office:value-type="float" office:value="26">
            <text:p text:style-name="P4">26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/>
          </table:table-cell>
          <table:table-cell table:style-name="Таблица1.D2" office:value-type="string">
            <text:p text:style-name="P27"/>
          </table:table-cell>
        </table:table-row>
        <table:table-row>
          <table:table-cell table:style-name="Таблица1.A2" office:value-type="float" office:value="27">
            <text:p text:style-name="P4">27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shr(nn)</text:p>
          </table:table-cell>
          <table:table-cell table:style-name="Таблица1.D2" office:value-type="string">
            <text:p text:style-name="P27">Сдвиг вправо регистра А на 1 бит значением, хранящимся по адресу [nn].</text:p>
          </table:table-cell>
        </table:table-row>
        <table:table-row>
          <table:table-cell table:style-name="Таблица1.A2" office:value-type="float" office:value="28">
            <text:p text:style-name="P4">28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shl(nn)</text:p>
          </table:table-cell>
          <table:table-cell table:style-name="Таблица1.D2" office:value-type="string">
            <text:p text:style-name="P27">Сдвиг влево регистра А на 1 бит значением, хранящимся по адресу [nn].</text:p>
          </table:table-cell>
        </table:table-row>
        <table:table-row>
          <table:table-cell table:style-name="Таблица1.A2" office:value-type="float" office:value="29">
            <text:p text:style-name="P4">29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getf()</text:p>
          </table:table-cell>
          <table:table-cell table:style-name="Таблица1.D2" office:value-type="string">
            <text:p text:style-name="P27">Получить флаги регистра А в значение регистра А.</text:p>
          </table:table-cell>
        </table:table-row>
        <table:table-row>
          <table:table-cell table:style-name="Таблица1.A2" office:value-type="float" office:value="30">
            <text:p text:style-name="P4">30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setf()</text:p>
          </table:table-cell>
          <table:table-cell table:style-name="Таблица1.D2" office:value-type="string">
            <text:p text:style-name="P27">Установить флаги регистра А значением регистра А.</text:p>
          </table:table-cell>
        </table:table-row>
        <table:table-row>
          <table:table-cell table:style-name="Таблица1.A2" office:value-type="float" office:value="31">
            <text:p text:style-name="P4">31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ifz(nn)</text:p>
          </table:table-cell>
          <table:table-cell table:style-name="Таблица1.D2" office:value-type="string">
            <text:p text:style-name="P27">Если регистр А равен 0, переход по адресу <text:span text:style-name="T1">[nn].</text:span></text:p>
          </table:table-cell>
        </table:table-row>
        <table:table-row>
          <table:table-cell table:style-name="Таблица1.A2" office:value-type="float" office:value="32">
            <text:p text:style-name="P4">32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<text:span text:style-name="T5">n</text:span>cmp(n)</text:p>
          </table:table-cell>
          <table:table-cell table:style-name="Таблица1.D2" office:value-type="string">
            <text:p text:style-name="P27">Сравнение регистра А с числом <text:span text:style-name="T1">n.</text:span></text:p>
          </table:table-cell>
        </table:table-row>
        <table:table-row>
          <table:table-cell table:style-name="Таблица1.A2" office:value-type="float" office:value="33">
            <text:p text:style-name="P4">33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ifnz(nn)</text:p>
          </table:table-cell>
          <table:table-cell table:style-name="Таблица1.D2" office:value-type="string">
            <text:p text:style-name="P27"><text:span text:style-name="T1">Если регистр А </text:span>не <text:span text:style-name="T1">равен 0, переход по адресу [nn].</text:span></text:p>
          </table:table-cell>
        </table:table-row>
        <table:table-row>
          <table:table-cell table:style-name="Таблица1.A2" office:value-type="float" office:value="34">
            <text:p text:style-name="P4">34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mset(nn)</text:p>
          </table:table-cell>
          <table:table-cell table:style-name="Таблица1.D2" office:value-type="string">
            <text:p text:style-name="P27">Сохранить регистр А, по адресу <text:span text:style-name="T1">[nn]</text:span></text:p>
          </table:table-cell>
        </table:table-row>
        <table:table-row>
          <table:table-cell table:style-name="Таблица1.A2" office:value-type="float" office:value="35">
            <text:p text:style-name="P4">35</text:p>
          </table:table-cell>
          <table:table-cell table:style-name="Таблица1.B2" office:value-type="string">
            <text:p text:style-name="P4"/>
          </table:table-cell>
          <table:table-cell table:style-name="Таблица1.B2" office:value-type="string">
            <text:p text:style-name="P24">A.call()</text:p>
          </table:table-cell>
          <table:table-cell table:style-name="Таблица1.D2" office:value-type="string">
            <text:p text:style-name="P27">Вызов процедуры по адресу, хранимому в регистре А</text:p>
          </table:table-cell>
        </table:table-row>
      </table:table>
      <text:p text:style-name="P18"/>
      <text:p text:style-name="P18"/>
      <text:p text:style-name="P18"/>
      <text:h text:style-name="Heading_20_2" text:outline-level="2"><text:bookmark text:name="__RefHeading__691_211849794"/><text:soft-page-break/>Представление флагов через регистр<text:bookmark-end text:name="__RefHeading__691_211849794"/></text:h>
      <text:p text:style-name="P19">Флаги в регистре располагаются в следующем порядке:</text:p>
      <text:p text:style-name="P19">0 – <text:span text:style-name="T1">FlagZ</text:span></text:p>
      <text:p text:style-name="P20">1 – FlagC</text:p>
      <text:p text:style-name="P20">2 – FlagO</text:p>
      <text:p text:style-name="P20">3 – FlagS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LGC Serif" svg:font-family="'DejaVu LGC Serif'" style:font-family-generic="roman" style:font-pitch="variable"/>
    <style:font-face style:name="EuroStyle" svg:font-family="EuroStyle" style:font-family-generic="roman" style:font-pitch="variable"/>
    <style:font-face style:name="EuroStyle1" svg:font-family="EuroStyle" style:font-adornments="Полужирный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5cm" fo:line-height="120%"/>
    </style:style>
    <style:style style:name="Subtitle" style:family="paragraph" style:parent-style-name="Title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>
      <style:paragraph-properties fo:margin-top="0.423cm" fo:margin-bottom="0.21cm"/>
      <style:text-properties style:font-name="Liberation Sans" fo:font-size="18pt" fo:font-weight="bold" style:font-name-asian="Microsoft YaHei" style:font-size-asian="18pt" style:font-weight-asian="bold" style:font-name-complex="Mangal1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fo:text-align="start" style:justify-single-word="false" fo:background-color="#c0c0c0">
        <style:background-image/>
      </style:paragraph-properties>
      <style:text-properties style:font-name="EuroStyle1"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#c0c0c0">
        <style:background-image/>
      </style:paragraph-properties>
      <style:text-properties style:font-name="EuroStyle"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fo:border="0.018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02cm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тр. <text:page-number text:select-page="current">7</text:page-number> из <text:page-count>7</text:page-count></text:p>
      </style:header>
    </style:master-page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1T00:00:00</meta:creation-date>
    <dc:date>2014-09-30T16:49:26.89</dc:date>
    <meta:editing-duration>PT19H26M29S</meta:editing-duration>
    <meta:editing-cycles>36</meta:editing-cycles>
    <meta:generator>OpenOffice.org/3.2$Win32 OpenOffice.org_project/320m12$Build-9483</meta:generator>
    <dc:creator>Валерий Шипков</dc:creator>
    <meta:document-statistic meta:table-count="1" meta:image-count="0" meta:object-count="0" meta:page-count="7" meta:paragraph-count="159" meta:word-count="1093" meta:character-count="7388"/>
    <meta:user-defined meta:name="Язык">russian</meta:user-defined>
  </office:meta>
</office:document-meta>
</file>